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PIRA ALVAREZ, JOEL ABRAH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PIRA ALVAREZ, JOEL ABRAH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COLQUE CACERES, PED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7916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9T22:10:2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